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NameAndType.getSignature( ConstantPool constant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NameAndType.getName( ConstantPool constant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